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Configurations2/" manifest:media-type="application/vnd.sun.xml.ui.configuration"/>
  <manifest:file-entry manifest:full-path="OleObj1" manifest:media-type="application/octet-stream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/>
    <style:font-face style:name="Segoe UI1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27.815cm" fo:margin-left="0cm" table:align="left" style:may-break-between-rows="true" style:writing-mode="lr-tb"/>
    </style:style>
    <style:style style:name="Tabela1.A" style:family="table-column">
      <style:table-column-properties style:column-width="7.726cm"/>
    </style:style>
    <style:style style:name="Tabela1.B" style:family="table-column">
      <style:table-column-properties style:column-width="5.181cm"/>
    </style:style>
    <style:style style:name="Tabela1.C" style:family="table-column">
      <style:table-column-properties style:column-width="6.302cm"/>
    </style:style>
    <style:style style:name="Tabela1.D" style:family="table-column">
      <style:table-column-properties style:column-width="8.606cm"/>
    </style:style>
    <style:style style:name="Tabela1.1" style:family="table-row">
      <style:table-row-properties style:min-row-height="1.041cm"/>
    </style:style>
    <style:style style:name="Tabela1.A1" style:family="table-cell">
      <style:table-cell-properties fo:background-color="#ffffff" fo:padding-left="0.18cm" fo:padding-right="0.18cm" fo:padding-top="0cm" fo:padding-bottom="0cm" fo:border="0.5pt solid #dddddd" fo:vertical-align="top">
        <style:background-image/>
      </style:table-cell-properties>
    </style:style>
    <style:style style:name="Tabela1.5" style:family="table-row">
      <style:table-row-properties style:min-row-height="1.129cm"/>
    </style:style>
    <style:style style:name="Tabela2" style:family="table">
      <style:table-properties style:width="4.625cm" fo:margin-left="0cm" table:align="left" style:may-break-between-rows="true" style:writing-mode="lr-tb"/>
    </style:style>
    <style:style style:name="Tabela2.A" style:family="table-column">
      <style:table-column-properties style:column-width="4.625cm"/>
    </style:style>
    <style:style style:name="Tabela2.1" style:family="table-row">
      <style:table-row-properties style:min-row-height="2.771cm"/>
    </style:style>
    <style:style style:name="Tabela2.A1" style:family="table-cell">
      <style:table-cell-properties fo:background-color="#ffffff" fo:padding-left="0.067cm" fo:padding-right="0.067cm" fo:padding-top="0cm" fo:padding-bottom="0cm" fo:border="0.5pt solid #dddddd" fo:vertical-align="top">
        <style:background-image/>
      </style:table-cell-properties>
    </style:style>
    <style:style style:name="Tabela2.2" style:family="table-row">
      <style:table-row-properties style:min-row-height="0.864cm"/>
    </style:style>
    <style:style style:name="Tabela3" style:family="table">
      <style:table-properties style:width="17.092cm" fo:margin-left="0.116cm" table:align="left" style:may-break-between-rows="true" style:writing-mode="lr-tb"/>
    </style:style>
    <style:style style:name="Tabela3.A" style:family="table-column">
      <style:table-column-properties style:column-width="17.092cm"/>
    </style:style>
    <style:style style:name="Tabela3.1" style:family="table-row">
      <style:table-row-properties style:min-row-height="1.191cm"/>
    </style:style>
    <style:style style:name="Tabela3.A1" style:family="table-cell">
      <style:table-cell-properties fo:background-color="#ffffff" fo:padding-left="0.18cm" fo:padding-right="0.18cm" fo:padding-top="0cm" fo:padding-bottom="0cm" fo:border="0.5pt solid #dddddd" fo:vertical-align="top">
        <style:background-image/>
      </style:table-cell-properties>
    </style:style>
    <style:style style:name="Tabela3.2" style:family="table-row">
      <style:table-row-properties style:min-row-height="1.041cm"/>
    </style:style>
    <style:style style:name="P1" style:family="paragraph" style:parent-style-name="Standard">
      <style:paragraph-properties fo:line-height="105%" fo:text-align="start" style:justify-single-word="false"/>
    </style:style>
    <style:style style:name="P2" style:family="paragraph" style:parent-style-name="Standard">
      <style:paragraph-properties fo:margin-left="0.914cm" fo:margin-right="0cm" fo:line-height="105%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-0.127cm" fo:line-height="105%" fo:text-align="start" style:justify-single-word="false" fo:text-indent="0cm" style:auto-text-indent="false">
        <style:tab-stops>
          <style:tab-stop style:position="14.778cm"/>
        </style:tab-stops>
      </style:paragraph-properties>
    </style:style>
    <style:style style:name="P4" style:family="paragraph" style:parent-style-name="Standard">
      <style:paragraph-properties fo:margin-left="-0.009cm" fo:margin-right="0cm" fo:margin-top="0cm" fo:margin-bottom="0.54cm" style:contextual-spacing="false" fo:line-height="110%" fo:text-align="justify" style:justify-single-word="false" fo:text-indent="0cm" style:auto-text-indent="false"/>
    </style:style>
    <style:style style:name="P5" style:family="paragraph" style:parent-style-name="Standard">
      <style:paragraph-properties fo:margin-left="-0.009cm" fo:margin-right="0cm" fo:margin-top="0cm" fo:margin-bottom="0.014cm" style:contextual-spacing="false" fo:line-height="110%" fo:text-align="start" style:justify-single-word="false" fo:text-indent="0cm" style:auto-text-indent="false"/>
    </style:style>
    <style:style style:name="P6" style:family="paragraph" style:parent-style-name="Standard">
      <style:paragraph-properties fo:margin-left="0.018cm" fo:margin-right="0cm" fo:line-height="105%" fo:text-align="center" style:justify-single-word="false" fo:text-indent="-0.018cm" style:auto-text-indent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7" style:family="paragraph" style:parent-style-name="Standard">
      <style:paragraph-properties fo:margin-top="0cm" fo:margin-bottom="0.381cm" style:contextual-spacing="false" fo:line-height="105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8" style:family="paragraph" style:parent-style-name="Standard">
      <style:paragraph-properties fo:margin-left="0.004cm" fo:margin-right="0cm" fo:margin-top="0cm" fo:margin-bottom="0.469cm" style:contextual-spacing="false" fo:line-height="105%" fo:text-align="start" style:justify-single-word="false" fo:text-indent="0cm" style:auto-text-indent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9" style:family="paragraph" style:parent-style-name="Standard">
      <style:paragraph-properties fo:margin-top="0cm" fo:margin-bottom="0.734cm" style:contextual-spacing="false" fo:line-height="105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0" style:family="paragraph" style:parent-style-name="Standard">
      <style:paragraph-properties fo:margin-top="0cm" fo:margin-bottom="0.005cm" style:contextual-spacing="false" fo:line-height="105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1" style:family="paragraph" style:parent-style-name="Standard">
      <style:paragraph-properties fo:line-height="105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2" style:family="paragraph" style:parent-style-name="Standard">
      <style:paragraph-properties fo:margin-left="0.018cm" fo:margin-right="0cm" fo:margin-top="0cm" fo:margin-bottom="0.014cm" style:contextual-spacing="false" fo:line-height="110%" fo:text-align="justify" style:justify-single-word="false" fo:text-indent="-0.018cm" style:auto-text-indent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3" style:family="paragraph" style:parent-style-name="Standard">
      <style:paragraph-properties fo:margin-left="0.018cm" fo:margin-right="0cm" fo:line-height="105%" fo:text-align="center" style:justify-single-word="false" fo:text-indent="-0.018cm" style:auto-text-indent="false"/>
      <style:text-properties fo:color="#212529" loext:opacity="100%" style:font-name="Segoe UI" fo:font-size="21pt" fo:font-weight="bold" fo:background-color="transparent" style:font-name-asian="Segoe UI" style:font-name-complex="Segoe UI"/>
    </style:style>
    <style:style style:name="P14" style:family="paragraph" style:parent-style-name="Standard">
      <style:paragraph-properties fo:margin-left="-0.009cm" fo:margin-right="0cm" fo:line-height="105%" fo:text-align="start" style:justify-single-word="false" fo:text-indent="0cm" style:auto-text-indent="false"/>
      <style:text-properties fo:color="#212529" loext:opacity="100%" style:font-name="Segoe UI" fo:font-size="21pt" fo:font-weight="bold" fo:background-color="transparent" style:font-name-asian="Segoe UI" style:font-name-complex="Segoe UI"/>
    </style:style>
    <style:style style:name="P15" style:family="paragraph" style:parent-style-name="Standard">
      <style:paragraph-properties fo:margin-top="0cm" fo:margin-bottom="0.005cm" style:contextual-spacing="false" fo:line-height="105%" fo:text-align="start" style:justify-single-word="false"/>
      <style:text-properties fo:color="#212529" loext:opacity="100%" style:font-name="Segoe UI" fo:font-size="21pt" fo:font-weight="bold" fo:background-color="transparent" style:font-name-asian="Segoe UI" style:font-name-complex="Segoe UI"/>
    </style:style>
    <style:style style:name="P16" style:family="paragraph" style:parent-style-name="Standard">
      <style:paragraph-properties fo:margin-top="0cm" fo:margin-bottom="0.575cm" style:contextual-spacing="false" fo:line-height="105%" fo:text-align="start" style:justify-single-word="false"/>
      <style:text-properties fo:color="#212529" loext:opacity="100%" style:font-name="Segoe UI" fo:font-size="14pt" fo:font-weight="normal" fo:background-color="transparent" style:font-name-asian="Segoe UI" style:font-name-complex="Segoe UI"/>
    </style:style>
    <style:style style:name="P17" style:family="paragraph" style:parent-style-name="Standard">
      <style:paragraph-properties fo:margin-top="0cm" fo:margin-bottom="0.381cm" style:contextual-spacing="false" fo:line-height="105%" fo:text-align="start" style:justify-single-word="false"/>
      <style:text-properties fo:color="#212529" loext:opacity="100%" style:font-name="Segoe UI" fo:font-size="14pt" fo:font-weight="normal" fo:background-color="transparent" style:font-name-asian="Segoe UI" style:font-name-complex="Segoe UI"/>
    </style:style>
    <style:style style:name="P18" style:family="paragraph" style:parent-style-name="Standard" style:list-style-name="L1">
      <style:paragraph-properties fo:margin-left="-0.635cm" fo:margin-right="0cm" fo:margin-top="0cm" fo:margin-bottom="0.014cm" style:contextual-spacing="false" fo:line-height="110%" fo:text-align="justify" style:justify-single-word="false" fo:text-indent="0.635cm" style:auto-text-indent="false">
        <style:tab-stops>
          <style:tab-stop style:position="0.258cm"/>
          <style:tab-stop style:position="29593.106cm"/>
        </style:tab-stops>
      </style:paragraph-properties>
      <style:text-properties fo:color="#212529" loext:opacity="100%" style:font-name="Segoe UI" fo:font-size="14pt" fo:font-weight="normal" fo:background-color="transparent" style:font-name-asian="Segoe UI" style:font-name-complex="Segoe UI"/>
    </style:style>
    <style:style style:name="P19" style:family="paragraph" style:parent-style-name="Standard">
      <style:paragraph-properties fo:line-height="105%" fo:text-align="center" style:justify-single-word="false"/>
      <style:text-properties fo:color="#212529" loext:opacity="100%" style:font-name="Segoe UI" fo:font-size="14pt" fo:font-weight="bold" fo:background-color="transparent" style:font-name-asian="Segoe UI" style:font-name-complex="Segoe UI"/>
    </style:style>
    <style:style style:name="P20" style:family="paragraph" style:parent-style-name="Standard">
      <style:paragraph-properties fo:line-height="105%" fo:text-align="start" style:justify-single-word="false"/>
      <style:text-properties fo:color="#212529" loext:opacity="100%" style:font-name="Segoe UI" fo:font-size="14pt" fo:font-weight="bold" fo:background-color="transparent" style:font-name-asian="Segoe UI" style:font-name-complex="Segoe UI"/>
    </style:style>
    <style:style style:name="P21" style:family="paragraph" style:parent-style-name="Standard">
      <style:paragraph-properties fo:line-height="105%" fo:text-align="start" style:justify-single-word="false"/>
      <style:text-properties fo:color="#212529" loext:opacity="100%" style:font-name="Segoe UI" fo:font-size="14pt" fo:font-weight="bold" officeooo:rsid="000f8baa" officeooo:paragraph-rsid="000f8baa" fo:background-color="transparent" style:font-name-asian="Segoe UI" style:font-name-complex="Segoe UI"/>
    </style:style>
    <style:style style:name="P22" style:family="paragraph" style:parent-style-name="Standard" style:list-style-name="L1">
      <style:paragraph-properties fo:margin-left="-0.635cm" fo:margin-right="0cm" fo:margin-top="0cm" fo:margin-bottom="0.014cm" style:contextual-spacing="false" fo:line-height="110%" fo:text-align="justify" style:justify-single-word="false" fo:text-indent="0.635cm" style:auto-text-indent="false">
        <style:tab-stops>
          <style:tab-stop style:position="0.258cm"/>
          <style:tab-stop style:position="29593.106cm"/>
        </style:tab-stops>
      </style:paragraph-properties>
    </style:style>
    <style:style style:name="P23" style:family="paragraph" style:parent-style-name="Standard" style:list-style-name="L1">
      <style:paragraph-properties fo:margin-left="-0.635cm" fo:margin-right="0cm" fo:margin-top="0cm" fo:margin-bottom="0.723cm" style:contextual-spacing="false" fo:line-height="110%" fo:text-align="justify" style:justify-single-word="false" fo:text-indent="0.635cm" style:auto-text-indent="false">
        <style:tab-stops>
          <style:tab-stop style:position="0.258cm"/>
          <style:tab-stop style:position="29593.106cm"/>
        </style:tab-stops>
      </style:paragraph-properties>
    </style:style>
    <style:style style:name="T1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2" style:family="text">
      <style:text-properties fo:color="#212529" loext:opacity="100%" style:font-name="Segoe UI" fo:font-size="14pt" fo:font-weight="normal" fo:background-color="transparent" loext:char-shading-value="0" style:font-name-asian="Segoe UI" style:font-name-complex="Segoe UI"/>
    </style:style>
    <style:style style:name="T3" style:family="text">
      <style:text-properties fo:color="#212529" loext:opacity="100%" style:font-name="Segoe UI" fo:font-size="14pt" fo:font-weight="normal" officeooo:rsid="000f8baa" fo:background-color="transparent" loext:char-shading-value="0" style:font-name-asian="Segoe UI" style:font-name-complex="Segoe UI"/>
    </style:style>
    <style:style style:name="T4" style:family="text">
      <style:text-properties fo:color="#212529" loext:opacity="100%" style:font-name="Segoe UI" fo:font-size="14pt" fo:font-weight="bold" fo:background-color="transparent" loext:char-shading-value="0" style:font-name-asian="Segoe UI" style:font-name-complex="Segoe UI"/>
    </style:style>
    <style:style style:name="T5" style:family="text">
      <style:text-properties fo:color="#0000ff" loext:opacity="100%" style:font-name="Segoe UI" fo:font-size="14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Segoe UI" style:font-name-complex="Segoe UI"/>
    </style:style>
    <style:style style:name="fr1" style:family="graphic" style:parent-style-name="OLE">
      <style:graphic-properties style:vertical-pos="top" style:vertical-rel="baseline" draw:visible-area-left="0cm" draw:visible-area-top="0cm" draw:visible-area-width="5cm" draw:visible-area-height="5cm" draw:ole-draw-aspect="1"/>
    </style:style>
    <text:list-style style:name="L1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3">{d.TITULO_CONTRATO}</text:p>
      <text:p text:style-name="P16"><text:s/></text:p>
      <text:p text:style-name="P4"><text:span text:style-name="T2">Por meio do presente Termo de Adesão, o </text:span><text:span text:style-name="T4">CONTRATANTE</text:span><text:span text:style-name="T2"> abaixo qualificado, adere ao </text:span><text:span text:style-name="T4">CONTRATO DE PRESTAÇÃO DE SERVIÇOS EDUCACIONAIS</text:span><text:span text:style-name="T2">, sob o n° 01/2022, disponível no sítio </text:span><text:a xlink:type="simple" xlink:href="http://faculdadeteste.ddns.net/" text:style-name="Internet_20_link" text:visited-style-name="Visited_20_Internet_20_Link"><text:span text:style-name="T5">http://faculdadeteste.ddns.net/</text:span></text:a><text:span text:style-name="T2">, que irá regular as condições para a oferta do curso na modalidade de ensino à distância indicado neste Termo de Adesão, tendo como prestadora dos serviços educacionais </text:span><text:span text:style-name="T4">FACULDADE HEAN</text:span><text:span text:style-name="T2">, com sede na Rua Marino martins de oliv</text:span><text:span text:style-name="T3">eira</text:span><text:span text:style-name="T2">, nº 48, Parque Monte Alegre, 06756-030- Taboão da Serra, SP, doravante denominada </text:span><text:span text:style-name="T4">CONTRATADA</text:span><text:span text:style-name="T2">.</text:span></text:p>
      <text:p text:style-name="P7"/>
      <text:p text:style-name="P13">ALUNO / RESPONSÁVEL FINANCEIRO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1"><text:span text:style-name="T4">Nome: </text:span><text:span text:style-name="T2">{d.NOME}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2" office:value-type="string">
            <text:p text:style-name="P1"><text:span text:style-name="T4">E-mail:</text:span><text:span text:style-name="T2">{d.EMAIL}</text:span></text:p>
          </table:table-cell>
          <table:covered-table-cell/>
          <table:table-cell table:style-name="Tabela1.A1" office:value-type="string">
            <text:p text:style-name="P1"><text:span text:style-name="T4">Cel.:</text:span><text:span text:style-name="T2"> {d.TELCEL}</text:span></text:p>
          </table:table-cell>
          <table:table-cell table:style-name="Tabela1.A1" office:value-type="string">
            <text:p text:style-name="P1"><text:span text:style-name="T4">Tel.: </text:span><text:span text:style-name="T2">{d.TELFIXO}</text:span></text:p>
          </table:table-cell>
        </table:table-row>
        <table:table-row table:style-name="Tabela1.1">
          <table:table-cell table:style-name="Tabela1.A1" office:value-type="string">
            <text:p text:style-name="P1"><text:span text:style-name="T4">Data Nasc.:</text:span><text:span text:style-name="T2"> {d.DATANASC}</text:span></text:p>
          </table:table-cell>
          <table:table-cell table:style-name="Tabela1.A1" office:value-type="string">
            <text:p text:style-name="P1"><text:span text:style-name="T4">Sexo:</text:span><text:span text:style-name="T2">{d.SEXO}</text:span></text:p>
          </table:table-cell>
          <table:table-cell table:style-name="Tabela1.A1" office:value-type="string">
            <text:p text:style-name="P1"><text:span text:style-name="T4">C.P.F.:</text:span><text:span text:style-name="T2">{d.CPF}</text:span></text:p>
          </table:table-cell>
          <table:table-cell table:style-name="Tabela1.A1" office:value-type="string">
            <text:p text:style-name="P1"><text:span text:style-name="T4">R.G.:</text:span><text:span text:style-name="T2">{d.RG}</text:span></text:p>
          </table:table-cell>
        </table:table-row>
        <table:table-row table:style-name="Tabela1.1">
          <table:table-cell table:style-name="Tabela1.A1" table:number-columns-spanned="2" office:value-type="string">
            <text:p text:style-name="P1"><text:span text:style-name="T4">Endereço:</text:span><text:span text:style-name="T2">{d.ENDERECO}</text:span></text:p>
          </table:table-cell>
          <table:covered-table-cell/>
          <table:table-cell table:style-name="Tabela1.A1" office:value-type="string">
            <text:p text:style-name="P1"><text:span text:style-name="T4">Nº.:</text:span><text:span text:style-name="T2">{d.NUMERO}</text:span></text:p>
          </table:table-cell>
          <table:table-cell table:style-name="Tabela1.A1" office:value-type="string">
            <text:p text:style-name="P1"><text:span text:style-name="T4">Comp.:</text:span><text:span text:style-name="T2">{d.COMPLEMENTO}</text:span></text:p>
          </table:table-cell>
        </table:table-row>
        <table:table-row table:style-name="Tabela1.5">
          <table:table-cell table:style-name="Tabela1.A1" office:value-type="string">
            <text:p text:style-name="P1"><text:span text:style-name="T4">Bairro:</text:span><text:span text:style-name="T2">{d.BAIRRO}</text:span></text:p>
          </table:table-cell>
          <table:table-cell table:style-name="Tabela1.A1" table:number-columns-spanned="2" office:value-type="string">
            <text:p text:style-name="P1"><text:span text:style-name="T4">Cidade:</text:span><text:span text:style-name="T2">{d.CIDADE}</text:span></text:p>
          </table:table-cell>
          <table:covered-table-cell/>
          <table:table-cell table:style-name="Tabela1.A1" office:value-type="string">
            <text:p text:style-name="P1"><text:span text:style-name="T4">UF: </text:span><text:span text:style-name="T2">{d.UF}</text:span><text:span text:style-name="T4"> CEP: </text:span><text:span text:style-name="T2">{d.CEP}</text:span></text:p>
          </table:table-cell>
        </table:table-row>
      </table:table>
      <text:p text:style-name="P17"><text:s/></text:p>
      <text:p text:style-name="P14">Informações do Curso Desejado</text:p>
      <text:p text:style-name="P9"/>
      <text:p text:style-name="P5"><text:span text:style-name="T4">Unidade / Polo de matrícula: </text:span><text:span text:style-name="T2">{d.POLO_MAT}</text:span></text:p>
      <text:p text:style-name="P5"><text:span text:style-name="T4">Mês de Início:</text:span><text:span text:style-name="T2"> {d.MES_INICIO} </text:span></text:p>
      <text:p text:style-name="P17"><text:s text:c="2"/></text:p>
      <text:list text:style-name="L1">
        <text:list-item>
          <text:p text:style-name="P22"><text:span text:style-name="T2">- O </text:span><text:span text:style-name="T4">CONTRATANTE</text:span><text:span text:style-name="T2"> declara que obteve acesso ao inteiro teor do </text:span><text:span text:style-name="T4">CONTRATO DE PRESTAÇÃO DE SERVIÇOS EDUCACIONAIS</text:span><text:span text:style-name="T2">, nº 01/2022 a que adere, bem como declara ter compreendido os termos e condições </text:span><text:soft-page-break/><text:span text:style-name="T2">postos no referido instrumento, com os quais manifesta expressamente ciência e concordância. </text:span></text:p>
        </text:list-item>
        <text:list-item>
          <text:p text:style-name="P22"><text:span text:style-name="T2">- No caso de não efetivação da matrícula, por não preenchimento dos requisitos exigidos por parte do </text:span><text:span text:style-name="T4">CONTRATANTE</text:span><text:span text:style-name="T2">, a </text:span><text:span text:style-name="T4">CONTRATADA</text:span><text:span text:style-name="T2"> restituirá o equivalente a 80% (oitenta por cento) do valor pago pela taxa de adesão, sendo que 20% (vinte por cento) serão retidos pela </text:span><text:span text:style-name="T4">CONTRATADA</text:span><text:span text:style-name="T2"> para pagamento das despesas administrativas, no prazo de 30 (trinta) dias a contar da solicitação expressa do </text:span><text:span text:style-name="T4">CONTRATANTE</text:span><text:span text:style-name="T2">. </text:span></text:p>
        </text:list-item>
        <text:list-item>
          <text:p text:style-name="P22"><text:span text:style-name="T2">- A ausência da formalização da desistência e/ou do trancamento do </text:span><text:span text:style-name="T4">CURSO</text:span><text:span text:style-name="T2"> pelo </text:span><text:span text:style-name="T4">CONTRATANTE</text:span><text:span text:style-name="T2"> acarretará na continuidade da cobrança de parcelas, conforme previsão contratual. </text:span></text:p>
        </text:list-item>
        <text:list-item>
          <text:p text:style-name="P22"><text:span text:style-name="T2">- Após {d.MESES_REAJUSTE} meses de vigência do presente contrato, as mensalidades serão reajustadas monetariamente com base no </text:span><text:span text:style-name="T4">IGP-M</text:span><text:span text:style-name="T2">. </text:span></text:p>
        </text:list-item>
        <text:list-item>
          <text:p text:style-name="P18">- A rematrícula para o semestre letivo seguinte se dará pelo pagamento da primeira mensalidade da semestralidade subsequente. </text:p>
        </text:list-item>
        <text:list-item>
          <text:p text:style-name="P22"><text:span text:style-name="T2">- Ficam ratificadas todas as cláusulas e condições estipuladas no contrato de prestação de serviços educacionais que pode ser acessado pelo aluno em </text:span><text:a xlink:type="simple" xlink:href="http://faculdadeteste.ddns.net/" text:style-name="Internet_20_link" text:visited-style-name="Visited_20_Internet_20_Link"><text:span text:style-name="T5">http://faculdadeteste.ddns.net/</text:span></text:a><text:span text:style-name="T2">. </text:span></text:p>
        </text:list-item>
        <text:list-item>
          <text:p text:style-name="P23"><text:span text:style-name="T2">- O </text:span><text:span text:style-name="T4">CONTRATANTE</text:span><text:span text:style-name="T2"> declara que leu, compreendeu e aceita os termos do presente Termo de Adesão. </text:span></text:p>
        </text:list-item>
      </text:list>
      <text:p text:style-name="P10"/>
      <text:p text:style-name="P15">Taboão da Serra/SP, <text:s/>{d.DAT_EXTENSO}.</text:p>
      <text:p text:style-name="P10"/>
      <text:p text:style-name="P10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"><draw:frame draw:style-name="fr1" draw:name="Objeto1" text:anchor-type="as-char" svg:width="2.646cm" style:rel-width="scale" svg:height="2.646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    </table:table-cell>
        </table:table-row>
        <table:table-row table:style-name="Tabela2.2">
          <table:table-cell table:style-name="Tabela2.A1" office:value-type="string">
            <text:p text:style-name="P19">Abrir contrato</text:p>
          </table:table-cell>
        </table:table-row>
      </table:table>
      <text:p text:style-name="P10"/>
      <text:p text:style-name="P10"/>
      <text:p text:style-name="P10"/>
      <text:p text:style-name="P10"/>
      <text:p text:style-name="P11"/>
      <text:p text:style-name="P11"/>
      <text:p text:style-name="P10"/>
      <text:p text:style-name="P11"/>
      <text:p text:style-name="P11"><text:soft-page-break/>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3"><text:span text:style-name="T4">Assinatura</text:span></text:p>
          </table:table-cell>
        </table:table-row>
        <table:table-row table:style-name="Tabela3.2">
          <table:table-cell table:style-name="Tabela3.A1" office:value-type="string">
            <text:p text:style-name="P20">{d.NOME_ASSINA}</text:p>
          </table:table-cell>
        </table:table-row>
        <table:table-row table:style-name="Tabela3.2">
          <table:table-cell table:style-name="Tabela3.A1" office:value-type="string">
            <text:p text:style-name="P20">Contratante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/>
    <style:font-face style:name="Segoe UI1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1pt" fo:language="none" fo:country="none" style:font-name-asian="Segoe UI1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1" fo:font-size="11pt" fo:language="pt" fo:country="BR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7T13:56:27.130000000</dc:date>
    <meta:editing-duration>PT4M22S</meta:editing-duration>
    <meta:editing-cycles>1</meta:editing-cycles>
    <meta:generator>LibreOffice/7.4.2.3$Windows_X86_64 LibreOffice_project/382eef1f22670f7f4118c8c2dd222ec7ad009daf</meta:generator>
    <meta:document-statistic meta:table-count="3" meta:image-count="0" meta:object-count="1" meta:page-count="3" meta:paragraph-count="36" meta:word-count="340" meta:character-count="2392" meta:non-whitespace-character-count="2078"/>
  </office:meta>
</office:document-meta>
</file>